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svg:stroke-width="1cm" draw:textarea-horizontal-align="center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0.1cm" draw:marker-start-width="0.15cm" draw:marker-end-width="0.1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1cm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standard">
      <style:graphic-properties svg:stroke-width="0.1cm" draw:fill="solid" draw:fill-color="#00ffff" draw:textarea-horizontal-align="justify" draw:textarea-vertical-align="middle" draw:auto-grow-height="false" fo:padding-top="0.15cm" fo:padding-bottom="0.15cm" fo:padding-left="0.25cm" fo:padding-right="0.25cm"/>
    </style:style>
    <style:style style:name="gr9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8.5cm" svg:x2="20cm" svg:y2="8.5cm">
          <text:p/>
        </draw:line>
        <draw:path draw:style-name="gr2" draw:text-style-name="P1" draw:layer="layout" svg:width="7.221cm" svg:height="17.494cm" svg:x="1cm" svg:y="8.505cm" svg:viewBox="0 0 7222 17495" svg:d="M7222 0c-477 1166-2175 1368-2229 2685-47 1156 815 2025 802 3333-13 1389-718 2188-1426 3054-779 951-1709 1731-2319 2777-490 841-92 1832-356 2777-270 962-236 2377-1427 2684l-267 185">
          <text:p/>
        </draw:path>
        <draw:path draw:style-name="objectwithoutfill" draw:layer="layout" svg:width="2.999cm" svg:height="20.199cm" svg:x="5.5cm" svg:y="8.5cm" svg:viewBox="0 0 3000 20200" svg:d="M3000 0c-587 1033-2329 1644-1884 2744 431 1070 569 1223 884 2256 445 1457-356 1954 0 3000 421 1237-1500 3437-1500 4500 1 1500-351 1133 1 2500 237 926-131 1062-1 2000 180 1298 222 1683-500 2500v700">
          <text:p/>
        </draw:path>
        <draw:path draw:style-name="gr2" draw:text-style-name="P1" draw:layer="layout" svg:width="18.999cm" svg:height="2.105cm" svg:x="1cm" svg:y="5.894cm" svg:viewBox="0 0 19000 2106" svg:d="M0 106c1302-294 2727 71 3914 521 1038 393 2060 444 3023 189 1818-481 2642 1542 4536 850 1097-401 2143 520 3307 378 1031-126 2084 68 3119-95l945 95 156 62">
          <text:p/>
        </draw:path>
        <draw:custom-shape draw:style-name="gr3" draw:text-style-name="P1" draw:layer="layout" svg:width="2.5cm" svg:height="1cm" svg:x="1.5cm" svg:y="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>
        <draw:g>
          <draw:rect draw:style-name="gr4" draw:text-style-name="P1" draw:layer="layout" svg:width="1.445cm" svg:height="1.5cm" svg:x="18.555cm" svg:y="1cm">
            <text:p/>
          </draw:rect>
          <draw:g>
            <draw:rect draw:style-name="gr4" draw:text-style-name="P1" draw:layer="layout" svg:width="1.445cm" svg:height="1.5cm" svg:x="12.776cm" svg:y="1cm">
              <text:p/>
            </draw:rect>
            <draw:line draw:style-name="gr4" draw:text-style-name="P1" draw:layer="layout" svg:x1="2.181cm" svg:y1="1cm" svg:x2="19.969cm" svg:y2="1cm">
              <text:p/>
            </draw:line>
            <draw:rect draw:style-name="gr4" draw:text-style-name="P1" draw:layer="layout" svg:width="1.445cm" svg:height="1.5cm" svg:x="5.07cm" svg:y="1cm">
              <text:p/>
            </draw:rect>
            <draw:rect draw:style-name="gr4" draw:text-style-name="P1" draw:layer="layout" svg:width="1.445cm" svg:height="1.5cm" svg:x="6.997cm" svg:y="1cm">
              <text:p/>
            </draw:rect>
            <draw:rect draw:style-name="gr4" draw:text-style-name="P1" draw:layer="layout" svg:width="1.444cm" svg:height="1.5cm" svg:x="8.924cm" svg:y="1cm">
              <text:p/>
            </draw:rect>
            <draw:rect draw:style-name="gr4" draw:text-style-name="P1" draw:layer="layout" svg:width="1.444cm" svg:height="1.5cm" svg:x="10.85cm" svg:y="1cm">
              <text:p/>
            </draw:rect>
            <draw:rect draw:style-name="gr4" draw:text-style-name="P1" draw:layer="layout" svg:width="1.444cm" svg:height="1.5cm" svg:x="16.63cm" svg:y="1cm">
              <text:p/>
            </draw:rect>
            <draw:rect draw:style-name="gr4" draw:text-style-name="P1" draw:layer="layout" svg:width="1.446cm" svg:height="1.5cm" svg:x="14.702cm" svg:y="1cm">
              <text:p/>
            </draw:rect>
            <draw:rect draw:style-name="gr4" draw:text-style-name="P1" draw:layer="layout" svg:width="1.444cm" svg:height="1.5cm" svg:x="3.144cm" svg:y="1cm">
              <text:p/>
            </draw:rect>
            <draw:rect draw:style-name="gr4" draw:text-style-name="P1" draw:layer="layout" svg:width="1.444cm" svg:height="1.5cm" svg:x="1cm" svg:y="1cm">
              <text:p/>
            </draw:rect>
          </draw:g>
        </draw:g>
        <draw:g>
          <draw:rect draw:style-name="gr4" draw:text-style-name="P1" draw:layer="layout" svg:width="1.445cm" svg:height="1.5cm" svg:x="18.555cm" svg:y="3cm">
            <text:p/>
          </draw:rect>
          <draw:g>
            <draw:rect draw:style-name="gr4" draw:text-style-name="P1" draw:layer="layout" svg:width="1.445cm" svg:height="1.5cm" svg:x="12.776cm" svg:y="3cm">
              <text:p/>
            </draw:rect>
            <draw:line draw:style-name="gr4" draw:text-style-name="P1" draw:layer="layout" svg:x1="2.181cm" svg:y1="3cm" svg:x2="19.969cm" svg:y2="3cm">
              <text:p/>
            </draw:line>
            <draw:rect draw:style-name="gr4" draw:text-style-name="P1" draw:layer="layout" svg:width="1.445cm" svg:height="1.5cm" svg:x="5.07cm" svg:y="3cm">
              <text:p/>
            </draw:rect>
            <draw:rect draw:style-name="gr4" draw:text-style-name="P1" draw:layer="layout" svg:width="1.445cm" svg:height="1.5cm" svg:x="6.997cm" svg:y="3cm">
              <text:p/>
            </draw:rect>
            <draw:rect draw:style-name="gr4" draw:text-style-name="P1" draw:layer="layout" svg:width="1.444cm" svg:height="1.5cm" svg:x="8.924cm" svg:y="3cm">
              <text:p/>
            </draw:rect>
            <draw:rect draw:style-name="gr4" draw:text-style-name="P1" draw:layer="layout" svg:width="1.444cm" svg:height="1.5cm" svg:x="10.85cm" svg:y="3cm">
              <text:p/>
            </draw:rect>
            <draw:rect draw:style-name="gr4" draw:text-style-name="P1" draw:layer="layout" svg:width="1.444cm" svg:height="1.5cm" svg:x="16.63cm" svg:y="3cm">
              <text:p/>
            </draw:rect>
            <draw:rect draw:style-name="gr4" draw:text-style-name="P1" draw:layer="layout" svg:width="1.446cm" svg:height="1.5cm" svg:x="14.702cm" svg:y="3cm">
              <text:p/>
            </draw:rect>
            <draw:rect draw:style-name="gr4" draw:text-style-name="P1" draw:layer="layout" svg:width="1.444cm" svg:height="1.5cm" svg:x="3.144cm" svg:y="3cm">
              <text:p/>
            </draw:rect>
            <draw:rect draw:style-name="gr4" draw:text-style-name="P1" draw:layer="layout" svg:width="1.444cm" svg:height="1.5cm" svg:x="1cm" svg:y="3cm">
              <text:p/>
            </draw:rect>
          </draw:g>
        </draw:g>
        <draw:g>
          <draw:rect draw:style-name="gr4" draw:text-style-name="P1" draw:layer="layout" svg:width="1.445cm" svg:height="1.5cm" svg:x="18.555cm" svg:y="1cm">
            <text:p/>
          </draw:rect>
          <draw:g>
            <draw:rect draw:style-name="gr4" draw:text-style-name="P1" draw:layer="layout" svg:width="1.445cm" svg:height="1.5cm" svg:x="12.776cm" svg:y="1cm">
              <text:p/>
            </draw:rect>
            <draw:line draw:style-name="gr4" draw:text-style-name="P1" draw:layer="layout" svg:x1="2.181cm" svg:y1="1cm" svg:x2="19.969cm" svg:y2="1cm">
              <text:p/>
            </draw:line>
            <draw:rect draw:style-name="gr4" draw:text-style-name="P1" draw:layer="layout" svg:width="1.445cm" svg:height="1.5cm" svg:x="5.07cm" svg:y="1cm">
              <text:p/>
            </draw:rect>
            <draw:rect draw:style-name="gr4" draw:text-style-name="P1" draw:layer="layout" svg:width="1.445cm" svg:height="1.5cm" svg:x="6.997cm" svg:y="1cm">
              <text:p/>
            </draw:rect>
            <draw:rect draw:style-name="gr4" draw:text-style-name="P1" draw:layer="layout" svg:width="1.444cm" svg:height="1.5cm" svg:x="8.924cm" svg:y="1cm">
              <text:p/>
            </draw:rect>
            <draw:rect draw:style-name="gr4" draw:text-style-name="P1" draw:layer="layout" svg:width="1.444cm" svg:height="1.5cm" svg:x="10.85cm" svg:y="1cm">
              <text:p/>
            </draw:rect>
            <draw:rect draw:style-name="gr4" draw:text-style-name="P1" draw:layer="layout" svg:width="1.444cm" svg:height="1.5cm" svg:x="16.63cm" svg:y="1cm">
              <text:p/>
            </draw:rect>
            <draw:rect draw:style-name="gr4" draw:text-style-name="P1" draw:layer="layout" svg:width="1.446cm" svg:height="1.5cm" svg:x="14.702cm" svg:y="1cm">
              <text:p/>
            </draw:rect>
            <draw:rect draw:style-name="gr4" draw:text-style-name="P1" draw:layer="layout" svg:width="1.444cm" svg:height="1.5cm" svg:x="3.144cm" svg:y="1cm">
              <text:p/>
            </draw:rect>
            <draw:rect draw:style-name="gr4" draw:text-style-name="P1" draw:layer="layout" svg:width="1.444cm" svg:height="1.5cm" svg:x="1cm" svg:y="1cm">
              <text:p/>
            </draw:rect>
          </draw:g>
        </draw:g>
        <draw:g>
          <draw:rect draw:style-name="gr4" draw:text-style-name="P1" draw:layer="layout" svg:width="1.445cm" svg:height="1.5cm" svg:x="18.555cm" svg:y="5cm">
            <text:p/>
          </draw:rect>
          <draw:g>
            <draw:rect draw:style-name="gr4" draw:text-style-name="P1" draw:layer="layout" svg:width="1.445cm" svg:height="1.5cm" svg:x="12.776cm" svg:y="5cm">
              <text:p/>
            </draw:rect>
            <draw:line draw:style-name="gr4" draw:text-style-name="P1" draw:layer="layout" svg:x1="2.181cm" svg:y1="5cm" svg:x2="19.969cm" svg:y2="5cm">
              <text:p/>
            </draw:line>
            <draw:rect draw:style-name="gr4" draw:text-style-name="P1" draw:layer="layout" svg:width="1.445cm" svg:height="1.5cm" svg:x="5.07cm" svg:y="5cm">
              <text:p/>
            </draw:rect>
            <draw:rect draw:style-name="gr4" draw:text-style-name="P1" draw:layer="layout" svg:width="1.445cm" svg:height="1.5cm" svg:x="6.997cm" svg:y="5cm">
              <text:p/>
            </draw:rect>
            <draw:rect draw:style-name="gr4" draw:text-style-name="P1" draw:layer="layout" svg:width="1.444cm" svg:height="1.5cm" svg:x="8.924cm" svg:y="5cm">
              <text:p/>
            </draw:rect>
            <draw:rect draw:style-name="gr4" draw:text-style-name="P1" draw:layer="layout" svg:width="1.444cm" svg:height="1.5cm" svg:x="10.85cm" svg:y="5cm">
              <text:p/>
            </draw:rect>
            <draw:rect draw:style-name="gr4" draw:text-style-name="P1" draw:layer="layout" svg:width="1.444cm" svg:height="1.5cm" svg:x="16.63cm" svg:y="5cm">
              <text:p/>
            </draw:rect>
            <draw:rect draw:style-name="gr4" draw:text-style-name="P1" draw:layer="layout" svg:width="1.446cm" svg:height="1.5cm" svg:x="14.702cm" svg:y="5cm">
              <text:p/>
            </draw:rect>
            <draw:rect draw:style-name="gr4" draw:text-style-name="P1" draw:layer="layout" svg:width="1.444cm" svg:height="1.5cm" svg:x="3.144cm" svg:y="5cm">
              <text:p/>
            </draw:rect>
            <draw:rect draw:style-name="gr4" draw:text-style-name="P1" draw:layer="layout" svg:width="1.444cm" svg:height="1.5cm" svg:x="1cm" svg:y="5cm">
              <text:p/>
            </draw:rect>
          </draw:g>
        </draw:g>
        <draw:g>
          <draw:rect draw:style-name="gr4" draw:text-style-name="P1" draw:layer="layout" svg:width="1.445cm" svg:height="1.5cm" svg:x="18.555cm" svg:y="7cm">
            <text:p/>
          </draw:rect>
          <draw:g>
            <draw:rect draw:style-name="gr4" draw:text-style-name="P1" draw:layer="layout" svg:width="1.445cm" svg:height="1.5cm" svg:x="12.776cm" svg:y="7cm">
              <text:p/>
            </draw:rect>
            <draw:line draw:style-name="gr4" draw:text-style-name="P1" draw:layer="layout" svg:x1="2.181cm" svg:y1="7cm" svg:x2="19.969cm" svg:y2="7cm">
              <text:p/>
            </draw:line>
            <draw:rect draw:style-name="gr4" draw:text-style-name="P1" draw:layer="layout" svg:width="1.445cm" svg:height="1.5cm" svg:x="5.07cm" svg:y="7cm">
              <text:p/>
            </draw:rect>
            <draw:rect draw:style-name="gr4" draw:text-style-name="P1" draw:layer="layout" svg:width="1.445cm" svg:height="1.5cm" svg:x="6.997cm" svg:y="7cm">
              <text:p/>
            </draw:rect>
            <draw:rect draw:style-name="gr4" draw:text-style-name="P1" draw:layer="layout" svg:width="1.444cm" svg:height="1.5cm" svg:x="8.924cm" svg:y="7cm">
              <text:p/>
            </draw:rect>
            <draw:rect draw:style-name="gr4" draw:text-style-name="P1" draw:layer="layout" svg:width="1.444cm" svg:height="1.5cm" svg:x="10.85cm" svg:y="7cm">
              <text:p/>
            </draw:rect>
            <draw:rect draw:style-name="gr4" draw:text-style-name="P1" draw:layer="layout" svg:width="1.444cm" svg:height="1.5cm" svg:x="16.63cm" svg:y="7cm">
              <text:p/>
            </draw:rect>
            <draw:rect draw:style-name="gr4" draw:text-style-name="P1" draw:layer="layout" svg:width="1.446cm" svg:height="1.5cm" svg:x="14.702cm" svg:y="7cm">
              <text:p/>
            </draw:rect>
            <draw:rect draw:style-name="gr4" draw:text-style-name="P1" draw:layer="layout" svg:width="1.444cm" svg:height="1.5cm" svg:x="3.144cm" svg:y="7cm">
              <text:p/>
            </draw:rect>
            <draw:rect draw:style-name="gr4" draw:text-style-name="P1" draw:layer="layout" svg:width="1.444cm" svg:height="1.5cm" svg:x="1cm" svg:y="7cm">
              <text:p/>
            </draw:rect>
          </draw:g>
        </draw:g>
        <draw:g>
          <draw:rect draw:style-name="gr4" draw:text-style-name="P1" draw:layer="layout" svg:width="1.445cm" svg:height="1.5cm" svg:x="18.555cm" svg:y="5cm">
            <text:p/>
          </draw:rect>
          <draw:g>
            <draw:rect draw:style-name="gr4" draw:text-style-name="P1" draw:layer="layout" svg:width="1.445cm" svg:height="1.5cm" svg:x="12.776cm" svg:y="5cm">
              <text:p/>
            </draw:rect>
            <draw:line draw:style-name="gr4" draw:text-style-name="P1" draw:layer="layout" svg:x1="2.181cm" svg:y1="5cm" svg:x2="19.969cm" svg:y2="5cm">
              <text:p/>
            </draw:line>
            <draw:rect draw:style-name="gr4" draw:text-style-name="P1" draw:layer="layout" svg:width="1.445cm" svg:height="1.5cm" svg:x="5.07cm" svg:y="5cm">
              <text:p/>
            </draw:rect>
            <draw:rect draw:style-name="gr4" draw:text-style-name="P1" draw:layer="layout" svg:width="1.445cm" svg:height="1.5cm" svg:x="6.997cm" svg:y="5cm">
              <text:p/>
            </draw:rect>
            <draw:rect draw:style-name="gr4" draw:text-style-name="P1" draw:layer="layout" svg:width="1.444cm" svg:height="1.5cm" svg:x="8.924cm" svg:y="5cm">
              <text:p/>
            </draw:rect>
            <draw:rect draw:style-name="gr4" draw:text-style-name="P1" draw:layer="layout" svg:width="1.444cm" svg:height="1.5cm" svg:x="10.85cm" svg:y="5cm">
              <text:p/>
            </draw:rect>
            <draw:rect draw:style-name="gr4" draw:text-style-name="P1" draw:layer="layout" svg:width="1.444cm" svg:height="1.5cm" svg:x="16.63cm" svg:y="5cm">
              <text:p/>
            </draw:rect>
            <draw:rect draw:style-name="gr4" draw:text-style-name="P1" draw:layer="layout" svg:width="1.446cm" svg:height="1.5cm" svg:x="14.702cm" svg:y="5cm">
              <text:p/>
            </draw:rect>
            <draw:rect draw:style-name="gr4" draw:text-style-name="P1" draw:layer="layout" svg:width="1.444cm" svg:height="1.5cm" svg:x="3.144cm" svg:y="5cm">
              <text:p/>
            </draw:rect>
            <draw:rect draw:style-name="gr4" draw:text-style-name="P1" draw:layer="layout" svg:width="1.444cm" svg:height="1.5cm" svg:x="1cm" svg:y="5cm">
              <text:p/>
            </draw:rect>
          </draw:g>
        </draw:g>
        <draw:line draw:style-name="gr5" draw:text-style-name="P1" draw:layer="layout" svg:x1="1cm" svg:y1="10cm" svg:x2="20cm" svg:y2="10cm">
          <text:p/>
        </draw:line>
        <draw:line draw:style-name="gr5" draw:text-style-name="P1" draw:layer="layout" svg:x1="10.408cm" svg:y1="13.064cm" svg:x2="10.408cm" svg:y2="25.064cm">
          <text:p/>
        </draw:line>
        <draw:line draw:style-name="gr5" draw:text-style-name="P1" draw:layer="layout" svg:x1="5.908cm" svg:y1="22.064cm" svg:x2="14.908cm" svg:y2="16.064cm">
          <text:p/>
        </draw:line>
        <draw:line draw:style-name="gr5" draw:text-style-name="P1" draw:layer="layout" svg:x1="14.908cm" svg:y1="22.005cm" svg:x2="5.908cm" svg:y2="16.005cm">
          <text:p/>
        </draw:line>
        <draw:custom-shape draw:style-name="gr6" draw:text-style-name="P1" draw:layer="layout" svg:width="4cm" svg:height="4cm" svg:x="4.408cm" svg:y="14.41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4.384cm" svg:y="19.8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8.384cm" svg:y="22.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12.408cm" svg:y="19.564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12.4cm" svg:y="14.4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8.383cm" svg:y="11.623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4cm" svg:height="4cm" svg:x="8.384cm" svg:y="17.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7" draw:text-style-name="P1" draw:layer="layout" svg:width="2.823cm" svg:height="2.823cm" svg:x="8.945cm" svg:y="5.40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1.118cm" svg:y="22.56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17.118cm" svg:y="22.56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9.118cm" svg:y="22.56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5.118cm" svg:y="22.56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13.118cm" svg:y="22.56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3cm" svg:y="11.85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9.049cm" svg:y="17.90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15.677cm" svg:y="11.85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12.628cm" svg:y="8.14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5.42cm" svg:y="8.2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3cm" svg:height="2.823cm" svg:x="5.42cm" svg:y="15.48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824cm" svg:height="2.823cm" svg:x="12.993cm" svg:y="15.71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8" draw:text-style-name="P1" draw:layer="layout" svg:width="17cm" svg:height="17cm" svg:x="2.461cm" svg:y="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1.7cm" svg:height="11.7cm" svg:x="4.826cm" svg:y="3.7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5.932cm" svg:height="8.839cm" svg:x="7.868cm" svg:y="4.76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10.8cm" svg:y1="13.5cm" svg:x2="10.8cm" svg:y2="4.9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image-width="0cm" draw:fill-image-height="0cm" fo:padding-top="0.1cm" fo:padding-bottom="0.1cm" fo:padding-left="0.2cm" fo:padding-right="0.2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>
          <style:tab-stop style:position="0.2cm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Ferguson</meta:initial-creator>
    <meta:creation-date>2011-01-28T21:09:59.82</meta:creation-date>
    <dc:date>2017-01-10T21:13:30.87</dc:date>
    <meta:editing-duration>PT2H27M15S</meta:editing-duration>
    <meta:editing-cycles>10</meta:editing-cycles>
    <meta:generator>OpenOffice/4.1.2$Win32 OpenOffice.org_project/412m3$Build-9782</meta:generator>
    <dc:creator>Mark Ferguson</dc:creator>
    <meta:document-statistic meta:object-count="111"/>
  </office:meta>
</office:document-meta>
</file>